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office:value-type="string">
            <text:p>Lorem ipsum dolor sit amet</text:p>
          </table:table-cell>
          <table:table-cell office:value-type="string">
            <text:p><text:s/>consectetur adipiscing elit</text:p>
          </table:table-cell>
          <table:table-cell office:value-type="string">
            <text:p><text:s/>Aenean consequat eros id erat sagittis vitae molestie velit porta</text:p>
          </table:table-cell>
          <table:table-cell office:value-type="string">
            <text:p><text:s/>Nunc dignissim tellus vel orci laoreet tempor</text:p>
          </table:table-cell>
          <table:table-cell office:value-type="string">
            <text:p><text:s/>Mauris tristique interdum nisi</text:p>
          </table:table-cell>
          <table:table-cell office:value-type="string">
            <text:p><text:s/>tempor convallis lacus bibendum ut</text:p>
          </table:table-cell>
          <table:table-cell office:value-type="string">
            <text:p><text:s/>Pellentesque habitant morbi tristique senectus et netus et malesuada fames ac turpis egestas</text:p>
          </table:table-cell>
          <table:table-cell office:value-type="string">
            <text:p><text:s/>Morbi a urna purus</text:p>
          </table:table-cell>
          <table:table-cell office:value-type="string">
            <text:p><text:s/>in condimentum nisl</text:p>
          </table:table-cell>
          <table:table-cell office:value-type="string">
            <text:p><text:s/>Quisque in mi et lacus facilisis sodales in at velit</text:p>
          </table:table-cell>
          <table:table-cell office:value-type="string">
            <text:p><text:s/>Aliquam a urna neque</text:p>
          </table:table-cell>
          <table:table-cell office:value-type="string">
            <text:p><text:s/>Nulla lacus tortor</text:p>
          </table:table-cell>
          <table:table-cell office:value-type="string">
            <text:p><text:s/>ultrices eu pharetra a</text:p>
          </table:table-cell>
          <table:table-cell office:value-type="string">
            <text:p><text:s/>consectetur id nunc</text:p>
          </table:table-cell>
          <table:table-cell office:value-type="string">
            <text:p><text:s/>Nullam nisi ligula</text:p>
          </table:table-cell>
          <table:table-cell office:value-type="string">
            <text:p><text:s/>facilisis vel tempor nec</text:p>
          </table:table-cell>
          <table:table-cell office:value-type="string">
            <text:p><text:s/>tempus vel nisi</text:p>
          </table:table-cell>
          <table:table-cell office:value-type="string">
            <text:p><text:s/>Pellentesque non pharetra nisl</text:p>
          </table:table-cell>
          <table:table-cell office:value-type="string">
            <text:p><text:s/>Donec eu venenatis turpis</text:p>
          </table:table-cell>
          <table:table-cell office:value-type="string">
            <text:p><text:s/>Quisque scelerisque tellus interdum eros eleifend non mattis purus viverra</text:p>
          </table:table-cell>
          <table:table-cell office:value-type="string">
            <text:p><text:s/>Fusce malesuada metus nec augue mollis laoreet</text:p>
          </table:table-cell>
          <table:table-cell office:value-type="string">
            <text:p><text:s/>Cras sit amet libero ante</text:p>
          </table:table-cell>
          <table:table-cell office:value-type="string">
            <text:p><text:s/>Aliquam ornare</text:p>
          </table:table-cell>
          <table:table-cell office:value-type="string">
            <text:p><text:s/>urna vestibulum tempus blandit</text:p>
          </table:table-cell>
          <table:table-cell office:value-type="string">
            <text:p><text:s/>enim ante mollis libero</text:p>
          </table:table-cell>
          <table:table-cell office:value-type="string">
            <text:p><text:s/>ac condimentum augue leo sit amet est</text:p>
          </table:table-cell>
        </table:table-row>
        <table:table-row table:style-name="ro1">
          <table:table-cell office:value-type="string">
            <text:p>Donec placerat</text:p>
          </table:table-cell>
          <table:table-cell office:value-type="string">
            <text:p><text:s/>tellus non rhoncus hendrerit</text:p>
          </table:table-cell>
          <table:table-cell office:value-type="string">
            <text:p><text:s/>orci erat porta neque</text:p>
          </table:table-cell>
          <table:table-cell office:value-type="string">
            <text:p><text:s/>a pretium urna neque dapibus ligula</text:p>
          </table:table-cell>
          <table:table-cell office:value-type="string">
            <text:p><text:s/>Sed posuere placerat bibendum</text:p>
          </table:table-cell>
          <table:table-cell office:value-type="string">
            <text:p><text:s/>Aenean nec mi a nulla sollicitudin consectetur</text:p>
          </table:table-cell>
          <table:table-cell office:value-type="string">
            <text:p><text:s/>Phasellus accumsan egestas magna porttitor elementum</text:p>
          </table:table-cell>
          <table:table-cell office:value-type="string">
            <text:p><text:s/>Curabitur lobortis ligula non nisi fringilla sodales</text:p>
          </table:table-cell>
          <table:table-cell office:value-type="string">
            <text:p><text:s/>Praesent ut leo quis arcu convallis tempor id at purus</text:p>
          </table:table-cell>
          <table:table-cell office:value-type="string">
            <text:p><text:s/>Sed nec neque mauris</text:p>
          </table:table-cell>
          <table:table-cell office:value-type="string">
            <text:p><text:s/>Integer sodales</text:p>
          </table:table-cell>
          <table:table-cell office:value-type="string">
            <text:p><text:s/>urna ut volutpat commodo</text:p>
          </table:table-cell>
          <table:table-cell office:value-type="string">
            <text:p><text:s/>erat nulla interdum magna</text:p>
          </table:table-cell>
          <table:table-cell office:value-type="string">
            <text:p><text:s/>laoreet semper risus odio at nisi</text:p>
          </table:table-cell>
          <table:table-cell office:value-type="string">
            <text:p><text:s/>In sit amet ipsum magna</text:p>
          </table:table-cell>
          <table:table-cell office:value-type="string">
            <text:p><text:s/>in tincidunt nibh</text:p>
          </table:table-cell>
          <table:table-cell table:number-columns-repeated="10"/>
        </table:table-row>
        <table:table-row table:style-name="ro1">
          <table:table-cell office:value-type="string">
            <text:p>Maecenas nisi augue</text:p>
          </table:table-cell>
          <table:table-cell office:value-type="string">
            <text:p><text:s/>viverra ac dignissim eu</text:p>
          </table:table-cell>
          <table:table-cell office:value-type="string">
            <text:p><text:s/>consequat nec augue</text:p>
          </table:table-cell>
          <table:table-cell office:value-type="string">
            <text:p><text:s/>Proin congue elit non nunc elementum quis faucibus turpis consequat</text:p>
          </table:table-cell>
          <table:table-cell office:value-type="string">
            <text:p><text:s/>Donec sagittis interdum tortor</text:p>
          </table:table-cell>
          <table:table-cell office:value-type="string">
            <text:p><text:s/>in aliquet mi faucibus non</text:p>
          </table:table-cell>
          <table:table-cell office:value-type="string">
            <text:p><text:s/>Morbi ultrices placerat quam non sagittis</text:p>
          </table:table-cell>
          <table:table-cell office:value-type="string">
            <text:p><text:s/>Donec accumsan commodo quam</text:p>
          </table:table-cell>
          <table:table-cell office:value-type="string">
            <text:p><text:s/>at lacinia turpis varius ac</text:p>
          </table:table-cell>
          <table:table-cell office:value-type="string">
            <text:p><text:s/>Proin ultrices</text:p>
          </table:table-cell>
          <table:table-cell office:value-type="string">
            <text:p><text:s/>quam gravida commodo ultrices</text:p>
          </table:table-cell>
          <table:table-cell office:value-type="string">
            <text:p><text:s/>tortor mi volutpat dolor</text:p>
          </table:table-cell>
          <table:table-cell office:value-type="string">
            <text:p><text:s/>eu condimentum justo urna sed nisi</text:p>
          </table:table-cell>
          <table:table-cell office:value-type="string">
            <text:p><text:s/>Duis sed nulla nec ligula accumsan auctor</text:p>
          </table:table-cell>
          <table:table-cell office:value-type="string">
            <text:p><text:s/>Suspendisse tortor massa</text:p>
          </table:table-cell>
          <table:table-cell office:value-type="string">
            <text:p><text:s/>aliquam vel commodo ac</text:p>
          </table:table-cell>
          <table:table-cell office:value-type="string">
            <text:p><text:s/>accumsan et lacus</text:p>
          </table:table-cell>
          <table:table-cell office:value-type="string">
            <text:p><text:s/>Nullam tempor justo eget leo auctor laoreet condimentum risus commodo</text:p>
          </table:table-cell>
          <table:table-cell office:value-type="string">
            <text:p><text:s/>Nullam ultricies sem et risus condimentum fringilla</text:p>
          </table:table-cell>
          <table:table-cell office:value-type="string">
            <text:p><text:s/>Ut pellentesque laoreet turpis</text:p>
          </table:table-cell>
          <table:table-cell table:number-columns-repeated="6"/>
        </table:table-row>
        <table:table-row table:style-name="ro2">
          <table:table-cell office:value-type="string">
            <text:p>Nulla convallis vulputate ultrices</text:p>
          </table:table-cell>
          <table:table-cell office:value-type="string">
            <text:p><text:s/>Nullam dapibus fringilla metus</text:p>
          </table:table-cell>
          <table:table-cell office:value-type="string">
            <text:p><text:s/>id lacinia metus interdum eget</text:p>
          </table:table-cell>
          <table:table-cell office:value-type="string">
            <text:p><text:s/>Ut volutpat</text:p>
          </table:table-cell>
          <table:table-cell office:value-type="string">
            <text:p><text:s/>arcu eu lacinia vulputate</text:p>
          </table:table-cell>
          <table:table-cell office:value-type="string">
            <text:p><text:s/>libero enim tincidunt ante</text:p>
          </table:table-cell>
          <table:table-cell office:value-type="string">
            <text:p><text:s/>ut fermentum lectus mauris in urna</text:p>
          </table:table-cell>
          <table:table-cell office:value-type="string">
            <text:p><text:s/>Proin ut convallis dui</text:p>
          </table:table-cell>
          <table:table-cell office:value-type="string">
            <text:p><text:s/>Aliquam condimentum</text:p>
          </table:table-cell>
          <table:table-cell office:value-type="string">
            <text:p><text:s/>magna id tincidunt tempus</text:p>
          </table:table-cell>
          <table:table-cell office:value-type="string">
            <text:p><text:s/>massa felis laoreet nibh</text:p>
          </table:table-cell>
          <table:table-cell office:value-type="string">
            <text:p><text:s/>et pretium orci nulla a enim</text:p>
          </table:table-cell>
          <table:table-cell office:value-type="string">
            <text:p><text:s/>Donec id mauris vel nibh vehicula euismod quis bibendum lacus</text:p>
          </table:table-cell>
          <table:table-cell office:value-type="string">
            <text:p><text:s/>Mauris ac nulla a lacus sagittis accumsan non sed erat</text:p>
          </table:table-cell>
          <table:table-cell office:value-type="string">
            <text:p><text:s/>Nam ultricies pharetra dolor</text:p>
          </table:table-cell>
          <table:table-cell office:value-type="string">
            <text:p><text:s/>a adipiscing leo congue quis</text:p>
          </table:table-cell>
          <table:table-cell office:value-type="string">
            <text:p><text:s/>Vivamus scelerisque auctor dui id volutpat</text:p>
          </table:table-cell>
          <table:table-cell office:value-type="string">
            <text:p><text:s/>Sed placerat</text:p>
          </table:table-cell>
          <table:table-cell office:value-type="string">
            <text:p><text:s/>dui eget fermentum pharetra</text:p>
          </table:table-cell>
          <table:table-cell office:value-type="string">
            <text:p><text:s/>mi erat auctor mauris</text:p>
          </table:table-cell>
          <table:table-cell office:value-type="string">
            <text:p><text:s/>ut vulputate lectus odio dignissim eros</text:p>
          </table:table-cell>
          <table:table-cell office:value-type="string">
            <text:p><text:s/>Lorem ipsum dolor sit amet</text:p>
          </table:table-cell>
          <table:table-cell office:value-type="string">
            <text:p><text:s/>consectetur adipiscing elit</text:p>
          </table:table-cell>
          <table:table-cell table:number-columns-repeated="3"/>
        </table:table-row>
        <table:table-row table:style-name="ro2">
          <table:table-cell office:value-type="string">
            <text:p>Donec posuere pulvinar lorem</text:p>
          </table:table-cell>
          <table:table-cell office:value-type="string">
            <text:p><text:s/>et laoreet ligula rutrum eu</text:p>
          </table:table-cell>
          <table:table-cell office:value-type="string">
            <text:p><text:s/>Pellentesque semper risus id velit aliquet semper</text:p>
          </table:table-cell>
          <table:table-cell office:value-type="string">
            <text:p><text:s/>Cras nibh purus</text:p>
          </table:table-cell>
          <table:table-cell office:value-type="string">
            <text:p><text:s/>tempus adipiscing vulputate ac</text:p>
          </table:table-cell>
          <table:table-cell office:value-type="string">
            <text:p><text:s/>lacinia in purus</text:p>
          </table:table-cell>
          <table:table-cell office:value-type="string">
            <text:p><text:s/>Nulla scelerisque lacinia rutrum</text:p>
          </table:table-cell>
          <table:table-cell office:value-type="string">
            <text:p><text:s/>Nulla hendrerit dignissim dignissim</text:p>
          </table:table-cell>
          <table:table-cell office:value-type="string">
            <text:p><text:s/>Maecenas rhoncus tellus non felis feugiat ultricies</text:p>
          </table:table-cell>
          <table:table-cell office:value-type="string">
            <text:p><text:s/>Curabitur vel mi eu turpis eleifend congue in nec est</text:p>
          </table:table-cell>
          <table:table-cell office:value-type="string">
            <text:p><text:s/>Fusce hendrerit</text:p>
          </table:table-cell>
          <table:table-cell office:value-type="string">
            <text:p><text:s/>lorem non mollis sagittis</text:p>
          </table:table-cell>
          <table:table-cell office:value-type="string">
            <text:p><text:s/>justo libero condimentum nunc</text:p>
          </table:table-cell>
          <table:table-cell office:value-type="string">
            <text:p><text:s/>vitae viverra urna mauris in metus</text:p>
          </table:table-cell>
          <table:table-cell office:value-type="string">
            <text:p><text:s/>Donec congue nibh in mi bibendum fringilla</text:p>
          </table:table-cell>
          <table:table-cell office:value-type="string">
            <text:p><text:s/>Ut non neque nisi</text:p>
          </table:table-cell>
          <table:table-cell office:value-type="string">
            <text:p><text:s/>Sed feugiat dapibus mauris</text:p>
          </table:table-cell>
          <table:table-cell office:value-type="string">
            <text:p><text:s/>eget scelerisque lacus adipiscing sed</text:p>
          </table:table-cell>
          <table:table-cell office:value-type="string">
            <text:p><text:s/>Maecenas a nunc non ante ultricies dapibus dapibus sed nisl</text:p>
          </table:table-cell>
          <table:table-cell office:value-type="string">
            <text:p><text:s/>Nulla sit amet felis felis</text:p>
          </table:table-cell>
          <table:table-cell office:value-type="string">
            <text:p><text:s/>vitae varius tellus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1/14/2012</text:date>, <text:time>11:4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ac Betesh</meta:initial-creator>
    <meta:creation-date>2012-11-14T11:10:39</meta:creation-date>
    <dc:date>2012-11-14T11:41:03</dc:date>
    <dc:creator>Isaac Betesh</dc:creator>
    <meta:editing-duration>PT30M26S</meta:editing-duration>
    <meta:editing-cycles>1</meta:editing-cycles>
    <meta:document-statistic meta:table-count="3" meta:cell-count="106" meta:object-count="0"/>
    <meta:generator>LibreOffice/3.4$Linux LibreOffice_project/340m1$Build-402</meta:generator>
  </office:meta>
</office:document-meta>
</file>